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89DC5453.png" manifest:media-type="image/png"/>
  <manifest:file-entry manifest:full-path="Pictures/100002010000032C00000264DC99BD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319cm" svg:x="1.001cm" svg:y="14.4cm">
          <draw:image xlink:href="Pictures/100002010000032C00000264DC99BD59.png" xlink:type="simple" xlink:show="embed" xlink:actuate="onLoad">
            <text:p/>
          </draw:image>
        </draw:frame>
        <draw:frame draw:style-name="gr1" draw:text-style-name="P1" draw:layer="layout" svg:width="18.999cm" svg:height="14.319cm" svg:x="1.007cm" svg:y="1cm">
          <draw:image xlink:href="Pictures/100002010000032C0000026489DC5453.png" xlink:type="simple" xlink:show="embed" xlink:actuate="onLoad">
            <text:p/>
          </draw:image>
        </draw:frame>
        <draw:line draw:style-name="gr2" draw:text-style-name="P1" draw:layer="layout" svg:x1="9.644cm" svg:y1="2.4cm" svg:x2="9.644cm" svg:y2="27.3cm">
          <text:p/>
        </draw:line>
        <draw:line draw:style-name="gr2" draw:text-style-name="P1" draw:layer="layout" svg:x1="11.112cm" svg:y1="2.4cm" svg:x2="11.112cm" svg:y2="27.302cm">
          <text:p/>
        </draw:line>
        <draw:line draw:style-name="gr2" draw:text-style-name="P1" draw:layer="layout" svg:x1="11.413cm" svg:y1="2.401cm" svg:x2="11.413cm" svg:y2="27.303cm">
          <text:p/>
        </draw:line>
        <draw:line draw:style-name="gr2" draw:text-style-name="P1" draw:layer="layout" svg:x1="12.425cm" svg:y1="2.401cm" svg:x2="12.425cm" svg:y2="27.303cm">
          <text:p/>
        </draw:line>
        <draw:line draw:style-name="gr2" draw:text-style-name="P1" draw:layer="layout" svg:x1="14.16cm" svg:y1="2.401cm" svg:x2="14.16cm" svg:y2="27.303cm">
          <text:p/>
        </draw:line>
        <draw:line draw:style-name="gr2" draw:text-style-name="P1" draw:layer="layout" svg:x1="15.629cm" svg:y1="2.426cm" svg:x2="15.629cm" svg:y2="27.3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7:07:01.273797310</meta:creation-date>
    <dc:date>2014-05-12T17:16:39.143693475</dc:date>
    <meta:editing-duration>P0D</meta:editing-duration>
    <meta:editing-cycles>1</meta:editing-cycles>
    <meta:generator>LibreOffice/4.2.3.3$Linux_X86_64 LibreOffice_project/420m0$Build-3</meta:generator>
    <meta:document-statistic meta:object-count="8"/>
  </office:meta>
</office:document-meta>
</file>